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91c1" officeooo:paragraph-rsid="001991c1"/>
    </style:style>
    <style:style style:name="P2" style:family="paragraph" style:parent-style-name="Standard">
      <style:text-properties officeooo:rsid="001a2be0" officeooo:paragraph-rsid="001a2b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nne: </text:p>
      <text:p text:style-name="P2"/>
      <text:p text:style-name="P2">Besökare/Målgrupp:</text:p>
      <text:p text:style-name="P2"/>
      <text:p text:style-name="P2">Reklam kreatör</text:p>
      <text:p text:style-name="P2"/>
      <text:p text:style-name="P2">Grafikutvecklare:</text:p>
      <text:p text:style-name="P2"/>
      <text:p text:style-name="P2">Systemutvecklare:</text:p>
      <text:p text:style-name="P2"/>
      <text:p text:style-name="P2">Produktion</text:p>
      <text:p text:style-name="P2"/>
      <text:p text:style-name="P2">Mäss/monter konstruktör</text:p>
      <text:p text:style-name="P2"/>
      <text:p text:style-name="P2">Mäss personal.</text:p>
      <text:p text:style-name="P2"/>
      <text:p text:style-name="P2"/>
      <text:p text:style-name="P2"/>
      <text:p text:style-name="P2"/>
      <text:p text:style-name="P1">Power On:</text:p>
      <text:p text:style-name="P1">The system boots and starts screen and application</text:p>
      <text:p text:style-name="P1"/>
      <text:p text:style-name="P1">Power Off:</text:p>
      <text:p text:style-name="P1">How to secure that file system will not destroyed</text:p>
      <text:p text:style-name="P1"/>
      <text:p text:style-name="P1">Restart program: Supervisour structure</text:p>
      <text:p text:style-name="P1"/>
      <text:p text:style-name="P1">Program update: USB ej remote</text:p>
      <text:p text:style-name="P1"/>
      <text:p text:style-name="P1">Grafik uppdatering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2:16:06.944488859</meta:creation-date>
    <dc:date>2016-03-03T22:45:05.387866374</dc:date>
    <meta:editing-duration>PT9M54S</meta:editing-duration>
    <meta:editing-cycles>1</meta:editing-cycles>
    <meta:document-statistic meta:table-count="0" meta:image-count="0" meta:object-count="0" meta:page-count="1" meta:paragraph-count="15" meta:word-count="43" meta:character-count="324" meta:non-whitespace-character-count="295"/>
    <meta:generator>LibreOffice/4.2.8.2$Linux_X86_64 LibreOffice_project/420m0$Build-2</meta:generator>
  </office:meta>
</office:document-meta>
</file>